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2.84pt"/>
    </style:style>
    <style:style style:name="ro1" style:family="table-row">
      <style:table-row-properties style:row-height="2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8pt" fo:break-before="auto" style:use-optimal-row-height="false"/>
    </style:style>
    <style:style style:name="ro4" style:family="table-row">
      <style:table-row-properties style:row-height="38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[.B2]*128 + [.C2]*64 + [.D2]*32+[.E2]*16+[.F2]*8+[.G2]*4+[.H2]*2+[.I2]" office:value-type="float" office:value="60" calcext:value-type="float">
            <text:p>60</text:p>
          </table:table-cell>
          <table:table-cell table:formula="of:=CONCATENATE(&quot;[&quot;; [.K2];&quot;, &quot;;[.K3];&quot;, &quot;;[.K4];&quot;, &quot;;[.K5];&quot;, &quot;;[.K6];&quot;, &quot;;[.K7];&quot;, &quot;;[.K8];&quot;, &quot;;[.K9]; &quot;]&quot;)" office:value-type="string" office:string-value="[60, 126, 231, 195, 195, 231, 126, 60]" calcext:value-type="string">
            <text:p>[60, 126, 231, 195, 195, 231, 126, 60]</text:p>
          </table:table-cell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[.B3]*128 + [.C3]*64 + [.D3]*32+[.E3]*16+[.F3]*8+[.G3]*4+[.H3]*2+[.I3]" office:value-type="float" office:value="126" calcext:value-type="float">
            <text:p>126</text:p>
          </table:table-cell>
          <table:table-cell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formula="of:=[.B4]*128 + [.C4]*64 + [.D4]*32+[.E4]*16+[.F4]*8+[.G4]*4+[.H4]*2+[.I4]" office:value-type="float" office:value="231" calcext:value-type="float">
            <text:p>231</text:p>
          </table:table-cell>
          <table:table-cell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B5]*128 + [.C5]*64 + [.D5]*32+[.E5]*16+[.F5]*8+[.G5]*4+[.H5]*2+[.I5]" office:value-type="float" office:value="195" calcext:value-type="float">
            <text:p>195</text:p>
          </table:table-cell>
          <table:table-cell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B6]*128 + [.C6]*64 + [.D6]*32+[.E6]*16+[.F6]*8+[.G6]*4+[.H6]*2+[.I6]" office:value-type="float" office:value="195" calcext:value-type="float">
            <text:p>195</text:p>
          </table:table-cell>
          <table:table-cell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formula="of:=[.B7]*128 + [.C7]*64 + [.D7]*32+[.E7]*16+[.F7]*8+[.G7]*4+[.H7]*2+[.I7]" office:value-type="float" office:value="231" calcext:value-type="float">
            <text:p>231</text:p>
          </table:table-cell>
          <table:table-cell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[.B8]*128 + [.C8]*64 + [.D8]*32+[.E8]*16+[.F8]*8+[.G8]*4+[.H8]*2+[.I8]" office:value-type="float" office:value="126" calcext:value-type="float">
            <text:p>126</text:p>
          </table:table-cell>
          <table:table-cell/>
        </table:table-row>
        <table:table-row table:style-name="ro2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[.B9]*128 + [.C9]*64 + [.D9]*32+[.E9]*16+[.F9]*8+[.G9]*4+[.H9]*2+[.I9]" office:value-type="float" office:value="60" calcext:value-type="float">
            <text:p>60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2">
          <table:table-cell table:number-columns-repeated="10"/>
          <table:table-cell table:formula="of:=[.B11]*128 + [.C11]*64 + [.D11]*32+[.E11]*16+[.F11]*8+[.G11]*4+[.H11]*2+[.I11]" office:value-type="float" office:value="0" calcext:value-type="float">
            <text:p>0</text:p>
          </table:table-cell>
          <table:table-cell table:formula="of:=CONCATENATE(&quot;[&quot;; [.K11];&quot;, &quot;;[.K12];&quot;, &quot;;[.K13];&quot;, &quot;;[.K14];&quot;, &quot;;[.K15];&quot;, &quot;;[.K16];&quot;, &quot;;[.K17];&quot;, &quot;;[.K18]; &quot;]&quot;)" office:value-type="string" office:string-value="[0, 0, 126, 255, 195, 231, 126, 60]" calcext:value-type="string">
            <text:p>[0, 0, 126, 255, 195, 231, 126, 60]</text:p>
          </table:table-cell>
        </table:table-row>
        <table:table-row table:style-name="ro2">
          <table:table-cell table:number-columns-repeated="10"/>
          <table:table-cell table:formula="of:=[.B12]*128 + [.C12]*64 + [.D12]*32+[.E12]*16+[.F12]*8+[.G12]*4+[.H12]*2+[.I1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[.B13]*128 + [.C13]*64 + [.D13]*32+[.E13]*16+[.F13]*8+[.G13]*4+[.H13]*2+[.I13]" office:value-type="float" office:value="126" calcext:value-type="float">
            <text:p>126</text:p>
          </table:table-cell>
          <table:table-cell/>
        </table:table-row>
        <table:table-row table:style-name="ro2"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formula="of:=[.B14]*128 + [.C14]*64 + [.D14]*32+[.E14]*16+[.F14]*8+[.G14]*4+[.H14]*2+[.I14]" office:value-type="float" office:value="255" calcext:value-type="float">
            <text:p>255</text:p>
          </table:table-cell>
          <table:table-cell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B15]*128 + [.C15]*64 + [.D15]*32+[.E15]*16+[.F15]*8+[.G15]*4+[.H15]*2+[.I15]" office:value-type="float" office:value="195" calcext:value-type="float">
            <text:p>195</text:p>
          </table:table-cell>
          <table:table-cell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formula="of:=[.B16]*128 + [.C16]*64 + [.D16]*32+[.E16]*16+[.F16]*8+[.G16]*4+[.H16]*2+[.I16]" office:value-type="float" office:value="231" calcext:value-type="float">
            <text:p>231</text:p>
          </table:table-cell>
          <table:table-cell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[.B17]*128 + [.C17]*64 + [.D17]*32+[.E17]*16+[.F17]*8+[.G17]*4+[.H17]*2+[.I17]" office:value-type="float" office:value="126" calcext:value-type="float">
            <text:p>126</text:p>
          </table:table-cell>
          <table:table-cell/>
        </table:table-row>
        <table:table-row table:style-name="ro2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[.B18]*128 + [.C18]*64 + [.D18]*32+[.E18]*16+[.F18]*8+[.G18]*4+[.H18]*2+[.I18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2">
          <table:table-cell table:number-columns-repeated="10"/>
          <table:table-cell table:formula="of:=[.B20]*128 + [.C20]*64 + [.D20]*32+[.E20]*16+[.F20]*8+[.G20]*4+[.H20]*2+[.I20]" office:value-type="float" office:value="0" calcext:value-type="float">
            <text:p>0</text:p>
          </table:table-cell>
          <table:table-cell table:formula="of:=CONCATENATE(&quot;[&quot;; [.K20];&quot;, &quot;;[.K21];&quot;, &quot;;[.K22];&quot;, &quot;;[.K23];&quot;, &quot;;[.K24];&quot;, &quot;;[.K25];&quot;, &quot;;[.K26];&quot;, &quot;;[.K27]; &quot;]&quot;)" office:value-type="string" office:string-value="[0, 0, 0, 195, 255, 231, 126, 60]" calcext:value-type="string">
            <text:p>[0, 0, 0, 195, 255, 231, 126, 60]</text:p>
          </table:table-cell>
        </table:table-row>
        <table:table-row table:style-name="ro2">
          <table:table-cell table:number-columns-repeated="10"/>
          <table:table-cell table:formula="of:=[.B21]*128 + [.C21]*64 + [.D21]*32+[.E21]*16+[.F21]*8+[.G21]*4+[.H21]*2+[.I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[.B22]*128 + [.C22]*64 + [.D22]*32+[.E22]*16+[.F22]*8+[.G22]*4+[.H22]*2+[.I2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B23]*128 + [.C23]*64 + [.D23]*32+[.E23]*16+[.F23]*8+[.G23]*4+[.H23]*2+[.I23]" office:value-type="float" office:value="195" calcext:value-type="float">
            <text:p>195</text:p>
          </table:table-cell>
          <table:table-cell/>
        </table:table-row>
        <table:table-row table:style-name="ro2"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formula="of:=[.B24]*128 + [.C24]*64 + [.D24]*32+[.E24]*16+[.F24]*8+[.G24]*4+[.H24]*2+[.I24]" office:value-type="float" office:value="255" calcext:value-type="float">
            <text:p>255</text:p>
          </table:table-cell>
          <table:table-cell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formula="of:=[.B25]*128 + [.C25]*64 + [.D25]*32+[.E25]*16+[.F25]*8+[.G25]*4+[.H25]*2+[.I25]" office:value-type="float" office:value="231" calcext:value-type="float">
            <text:p>231</text:p>
          </table:table-cell>
          <table:table-cell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[.B26]*128 + [.C26]*64 + [.D26]*32+[.E26]*16+[.F26]*8+[.G26]*4+[.H26]*2+[.I26]" office:value-type="float" office:value="126" calcext:value-type="float">
            <text:p>126</text:p>
          </table:table-cell>
          <table:table-cell/>
        </table:table-row>
        <table:table-row table:style-name="ro2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[.B27]*128 + [.C27]*64 + [.D27]*32+[.E27]*16+[.F27]*8+[.G27]*4+[.H27]*2+[.I27]" office:value-type="float" office:value="60" calcext:value-type="float">
            <text:p>60</text:p>
          </table:table-cell>
          <table:table-cell/>
        </table:table-row>
        <table:table-row table:style-name="ro4">
          <table:table-cell table:number-columns-repeated="12"/>
        </table:table-row>
        <table:table-row table:style-name="ro2">
          <table:table-cell table:number-columns-repeated="10"/>
          <table:table-cell table:formula="of:=[.B29]*128 + [.C29]*64 + [.D29]*32+[.E29]*16+[.F29]*8+[.G29]*4+[.H29]*2+[.I29]" office:value-type="float" office:value="0" calcext:value-type="float">
            <text:p>0</text:p>
          </table:table-cell>
          <table:table-cell table:formula="of:=CONCATENATE(&quot;[&quot;; [.K29];&quot;, &quot;;[.K30];&quot;, &quot;;[.K31];&quot;, &quot;;[.K32];&quot;, &quot;;[.K33];&quot;, &quot;;[.K34];&quot;, &quot;;[.K35];&quot;, &quot;;[.K36]; &quot;]&quot;)" office:value-type="string" office:string-value="[0, 0, 0, 0, 195, 231, 126, 60]" calcext:value-type="string">
            <text:p>[0, 0, 0, 0, 195, 231, 126, 60]</text:p>
          </table:table-cell>
        </table:table-row>
        <table:table-row table:style-name="ro2">
          <table:table-cell table:number-columns-repeated="10"/>
          <table:table-cell table:formula="of:=[.B30]*128 + [.C30]*64 + [.D30]*32+[.E30]*16+[.F30]*8+[.G30]*4+[.H30]*2+[.I3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[.B31]*128 + [.C31]*64 + [.D31]*32+[.E31]*16+[.F31]*8+[.G31]*4+[.H31]*2+[.I3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[.B32]*128 + [.C32]*64 + [.D32]*32+[.E32]*16+[.F32]*8+[.G32]*4+[.H32]*2+[.I3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B33]*128 + [.C33]*64 + [.D33]*32+[.E33]*16+[.F33]*8+[.G33]*4+[.H33]*2+[.I33]" office:value-type="float" office:value="195" calcext:value-type="float">
            <text:p>195</text:p>
          </table:table-cell>
          <table:table-cell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formula="of:=[.B34]*128 + [.C34]*64 + [.D34]*32+[.E34]*16+[.F34]*8+[.G34]*4+[.H34]*2+[.I34]" office:value-type="float" office:value="231" calcext:value-type="float">
            <text:p>231</text:p>
          </table:table-cell>
          <table:table-cell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[.B35]*128 + [.C35]*64 + [.D35]*32+[.E35]*16+[.F35]*8+[.G35]*4+[.H35]*2+[.I35]" office:value-type="float" office:value="126" calcext:value-type="float">
            <text:p>126</text:p>
          </table:table-cell>
          <table:table-cell/>
        </table:table-row>
        <table:table-row table:style-name="ro2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[.B36]*128 + [.C36]*64 + [.D36]*32+[.E36]*16+[.F36]*8+[.G36]*4+[.H36]*2+[.I36]" office:value-type="float" office:value="60" calcext:value-type="float">
            <text:p>60</text:p>
          </table:table-cell>
          <table:table-cell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</meta:initial-creator>
    <meta:creation-date>2015-08-02T14:48:22.004273885</meta:creation-date>
    <dc:date>2015-08-02T16:08:44.574242240</dc:date>
    <dc:creator>Louis </dc:creator>
    <meta:editing-duration>PT49M52S</meta:editing-duration>
    <meta:editing-cycles>19</meta:editing-cycles>
    <meta:generator>LibreOffice/4.4.3.2$Linux_X86_64 LibreOffice_project/40m0$Build-2</meta:generator>
    <meta:document-statistic meta:table-count="1" meta:cell-count="158" meta:object-count="0"/>
  </office:meta>
</office:document-meta>
</file>